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d6170" officeooo:paragraph-rsid="000d6170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d6170" officeooo:paragraph-rsid="000d6170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GARAGE</text:p>
      <text:p text:style-name="P1"/>
      <text:p text:style-name="P2"># Notes de réunion avec le garagiste</text:p>
      <text:p text:style-name="P2"/>
      <text:p text:style-name="P2">## <text:span text:style-name="T1">Contexte</text:span></text:p>
      <text:p text:style-name="P2"/>
      <text:p text:style-name="P2">Bruno reprend le garage de son ancien patron et souhaite lui donner un coup de jeune en revoyant totalement son identité et la façon de travailler avec les clients.</text:p>
      <text:p text:style-name="P2"/>
      <text:p text:style-name="P2">Il cherche donc à modifier son identité visuelle et à donner à ses clients la possibilité de prendre des rendez-vous en ligne.</text:p>
      <text:p text:style-name="P2"/>
      <text:p text:style-name="P2">## <text:span text:style-name="T1">Attentes</text:span></text:p>
      <text:p text:style-name="P2"/>
      <text:p text:style-name="P2">Ne connaissant pas le domaine, Bruno attend des recommandations sur les possibilités qui s'offrent à lui.</text:p>
      <text:p text:style-name="P2"/>
      <text:p text:style-name="P2">Le nom du garage est à modifier, il est au nom de l'ancien gérant.</text:p>
      <text:p text:style-name="P2"/>
      <text:p text:style-name="P2">La demande principale concernant le site est de permettre aux clients de prendre rendez-vous en ligne.</text:p>
      <text:p text:style-name="P2"/>
      <text:p text:style-name="P2">La navigation devra être claire, simple et moderne, le site devra être responsive.</text:p>
      <text:p text:style-name="P2"/>
      <text:p text:style-name="P2">## <text:span text:style-name="T1">Délais</text:span></text:p>
      <text:p text:style-name="P2"/>
      <text:p text:style-name="P2">Le site devra être validé et opérationnel dans 2 mo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08:48:52.331000000</meta:creation-date>
    <dc:date>2021-11-30T09:05:18.972000000</dc:date>
    <meta:editing-duration>PT6M16S</meta:editing-duration>
    <meta:editing-cycles>1</meta:editing-cycles>
    <meta:document-statistic meta:table-count="0" meta:image-count="0" meta:object-count="0" meta:page-count="1" meta:paragraph-count="12" meta:word-count="135" meta:character-count="779" meta:non-whitespace-character-count="656"/>
    <meta:generator>LibreOffice/7.2.0.4$Windows_X86_64 LibreOffice_project/9a9c6381e3f7a62afc1329bd359cc48accb6435b</meta:generator>
  </office:meta>
</office:document-meta>
</file>